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1</text:p>
      <text:p text:style-name="Standard"/>
      <text:p text:style-name="Standard">1a. grep returns line containing the input string</text:p>
      <text:p text:style-name="Standard">1b. Pipes send the output to a new input. <text:s/>Redirects send it to a file.</text:p>
      <text:p text:style-name="Standard">1c. Bash can act directly on plain text.</text:p>
      <text:p text:style-name="Standard">1d. You don't.</text:p>
      <text:p text:style-name="Standard"/>
      <text:p text:style-name="Standard">Part 2</text:p>
      <text:p text:style-name="Standard"/>
      <text:p text:style-name="Standard">2a. It is evaluated, but neither stored nor displayed.</text:p>
      <text:p text:style-name="Standard">2b. 1.57; 0</text:p>
      <text:p text:style-name="Standard">2c. 1. 523.60 2. 62.22 3. 7:30 AM</text:p>
      <text:p text:style-name="Standard"/>
      <text:p text:style-name="Standard">Part 3</text:p>
      <text:p text:style-name="Standard"/>
      <text:p text:style-name="Standard">4a. It is a file in the project folder which Git isn't aware of.</text:p>
      <text:p text:style-name="Standard">4b. They change frequently but these changes are repeatable and unimportant.</text:p>
      <text:p text:style-name="Standard">4c. Another server with your code.</text:p>
      <text:p text:style-name="Standard"/>
      <text:p text:style-name="Standard">Part 4</text:p>
      <text:p text:style-name="Standard"/>
      <text:p text:style-name="Standard">6a. Fruitful functions have a result</text:p>
      <text:p text:style-name="Standard">6b. They are repeatable and reusable</text:p>
      <text:p text:style-name="Standard">6c. One can import a module or import an object from a 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9:42:11</meta:creation-date>
    <dc:date>2014-02-03T10:59:12</dc:date>
    <meta:editing-duration>PT2M5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18" meta:character-count="603" meta:non-whitespace-character-count="501"/>
  </office:meta>
</office:document-meta>
</file>